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ce244" officeooo:paragraph-rsid="001ce244"/>
    </style:style>
    <style:style style:name="P2" style:family="paragraph" style:parent-style-name="Standard">
      <style:text-properties officeooo:rsid="001d3378" officeooo:paragraph-rsid="001d3378"/>
    </style:style>
    <style:style style:name="P3" style:family="paragraph" style:parent-style-name="Standard">
      <style:text-properties fo:font-size="12pt" fo:font-weight="bold" officeooo:rsid="001d3378" officeooo:paragraph-rsid="001e1f84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255426" officeooo:paragraph-rsid="00255426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d3378" officeooo:paragraph-rsid="001d337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3378" officeooo:paragraph-rsid="001e1f8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1c7d5" officeooo:paragraph-rsid="0021c7d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1c7d5" officeooo:paragraph-rsid="002276e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1c7d5" officeooo:paragraph-rsid="002343e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276ef" officeooo:paragraph-rsid="002276ef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1c7d5" officeooo:paragraph-rsid="0021c7d5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55426" officeooo:paragraph-rsid="00255426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6691c" officeooo:paragraph-rsid="0026691c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42d7e" officeooo:paragraph-rsid="00242d7e" fo:background-color="#fff20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8pt" fo:font-weight="bold" officeooo:rsid="001d3378" officeooo:paragraph-rsid="001d3378" style:font-size-asian="18pt" style:font-weight-asian="bold" style:font-size-complex="18pt" style:font-weight-complex="bold"/>
    </style:style>
    <style:style style:name="P16" style:family="paragraph" style:parent-style-name="Standard">
      <style:text-properties officeooo:rsid="001e1f84" officeooo:paragraph-rsid="001e1f84"/>
    </style:style>
    <style:style style:name="P17" style:family="paragraph" style:parent-style-name="Standard">
      <style:text-properties officeooo:rsid="001e1f84" officeooo:paragraph-rsid="001e1f84" fo:background-color="#fff200"/>
    </style:style>
    <style:style style:name="P18" style:family="paragraph" style:parent-style-name="Standard">
      <style:text-properties officeooo:rsid="001d3378" officeooo:paragraph-rsid="001d3378" fo:background-color="#fff200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9pt" style:font-size-asian="9pt" style:font-size-complex="9pt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9pt" officeooo:paragraph-rsid="001d3378" style:font-size-asian="9pt" style:font-size-complex="9pt"/>
    </style:style>
    <style:style style:name="P22" style:family="paragraph" style:parent-style-name="Preformatted_20_Text">
      <style:text-properties fo:color="#000000" fo:font-size="12pt" style:font-size-asian="12pt" style:font-size-complex="12pt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1c7d5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background-color="transparent"/>
    </style:style>
    <style:style style:name="P25" style:family="paragraph" style:parent-style-name="Preformatted_20_Text">
      <style:text-properties fo:color="#000000" fo:font-size="10pt" style:font-size-asian="10pt" style:font-size-complex="10pt"/>
    </style:style>
    <style:style style:name="P26" style:family="paragraph" style:parent-style-name="Preformatted_20_Text">
      <style:text-properties fo:color="#000000" fo:font-size="10pt" fo:background-color="#fff200" style:font-size-asian="10pt" style:font-size-complex="10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55426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style:font-size-asian="9pt" style:font-size-complex="9pt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background-color="transparent"/>
    </style:style>
    <style:style style:name="P31" style:family="paragraph" style:parent-style-name="Preformatted_20_Text">
      <style:text-properties fo:font-size="10pt" style:font-size-asian="10pt" style:font-size-complex="10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0pt" style:font-size-asian="10pt" style:font-size-complex="10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26691c"/>
    </style:style>
    <style:style style:name="P34" style:family="paragraph" style:parent-style-name="Preformatted_20_Text">
      <loext:graphic-properties draw:fill="solid" draw:fill-color="#ffffff" draw:opacity="100%"/>
      <style:paragraph-properties fo:margin-top="0in" fo:margin-bottom="0.078in" loext:contextual-spacing="false" fo:background-color="#ffffff"/>
    </style:style>
    <style:style style:name="P3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</style:style>
    <style:style style:name="P3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background-color="transparent"/>
    </style:style>
    <style:style style:name="P37" style:family="paragraph" style:parent-style-name="Standard" style:list-style-name="L1">
      <style:text-properties officeooo:rsid="001ce244" officeooo:paragraph-rsid="001ce244"/>
    </style:style>
    <style:style style:name="P38" style:family="paragraph" style:parent-style-name="Standard">
      <style:text-properties fo:font-size="12pt" fo:font-weight="normal" officeooo:rsid="00255426" officeooo:paragraph-rsid="00255426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734ea" officeooo:paragraph-rsid="002734ea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28dfaa" officeooo:paragraph-rsid="0028dfa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290d23" officeooo:paragraph-rsid="00290d23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1c7d5" officeooo:paragraph-rsid="002734e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break-before="page"/>
      <style:text-properties fo:font-size="18pt" fo:font-weight="bold" officeooo:rsid="001e1f84" officeooo:paragraph-rsid="001e1f84" style:font-size-asian="18pt" style:font-weight-asian="bold" style:font-size-complex="18pt" style:font-weight-complex="bold"/>
    </style:style>
    <style:style style:name="P44" style:family="paragraph" style:parent-style-name="Standard">
      <style:paragraph-properties fo:break-before="page"/>
      <style:text-properties fo:font-size="18pt" fo:font-weight="bold" officeooo:rsid="002343ea" officeooo:paragraph-rsid="002343ea" style:font-size-asian="18pt" style:font-weight-asian="bold" style:font-size-complex="18pt" style:font-weight-complex="bold"/>
    </style:style>
    <style:style style:name="P45" style:family="paragraph" style:parent-style-name="Standard">
      <style:paragraph-properties fo:break-before="page"/>
      <style:text-properties fo:font-size="18pt" fo:font-weight="bold" officeooo:rsid="002343ea" officeooo:paragraph-rsid="002734ea" style:font-size-asian="18pt" style:font-weight-asian="bold" style:font-size-complex="18pt" style:font-weight-complex="bold"/>
    </style:style>
    <style:style style:name="P46" style:family="paragraph" style:parent-style-name="Table_20_Contents">
      <style:text-properties fo:font-size="12pt" style:font-size-asian="12pt" style:font-size-complex="12pt"/>
    </style:style>
    <style:style style:name="P4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800080" fo:font-size="9pt" style:font-size-asian="9pt" style:font-size-complex="9pt"/>
    </style:style>
    <style:style style:name="P4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800080"/>
    </style:style>
    <style:style style:name="P4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font-size="9pt" style:font-size-asian="9pt" style:font-size-complex="9pt"/>
    </style:style>
    <style:style style:name="P50" style:family="paragraph" style:parent-style-name="Preformatted_20_Text">
      <style:text-properties fo:color="#000000" fo:font-size="9pt" style:font-size-asian="9pt" style:font-size-complex="9pt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9pt" style:font-size-asian="9pt" style:font-size-complex="9pt"/>
    </style:style>
    <style:style style:name="P52" style:family="paragraph" style:parent-style-name="Preformatted_20_Text">
      <style:text-properties fo:font-size="12pt" style:font-size-asian="12pt" style:font-size-complex="12pt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style:font-size-asian="9pt" style:font-size-complex="9pt"/>
    </style:style>
    <style:style style:name="T1" style:family="text">
      <style:text-properties officeooo:rsid="001d3378"/>
    </style:style>
    <style:style style:name="T2" style:family="text">
      <style:text-properties fo:color="#800000" fo:font-weight="bold"/>
    </style:style>
    <style:style style:name="T3" style:family="text">
      <style:text-properties fo:color="#800000" fo:font-weight="bold" fo:background-color="#fff200" loext:char-shading-value="0"/>
    </style:style>
    <style:style style:name="T4" style:family="text">
      <style:text-properties fo:color="#800000" fo:font-weight="bold" fo:background-color="transparent" loext:char-shading-value="0"/>
    </style:style>
    <style:style style:name="T5" style:family="text">
      <style:text-properties fo:color="#800000" fo:font-size="10pt" fo:font-weight="bold" style:font-size-asian="10pt" style:font-size-complex="10pt"/>
    </style:style>
    <style:style style:name="T6" style:family="text">
      <style:text-properties fo:color="#004a43"/>
    </style:style>
    <style:style style:name="T7" style:family="text">
      <style:text-properties fo:color="#808030"/>
    </style:style>
    <style:style style:name="T8" style:family="text">
      <style:text-properties fo:color="#808030" fo:background-color="#fff200" loext:char-shading-value="0"/>
    </style:style>
    <style:style style:name="T9" style:family="text">
      <style:text-properties fo:color="#808030" fo:background-color="#fff200" loext:char-shading-value="0"/>
    </style:style>
    <style:style style:name="T10" style:family="text">
      <style:text-properties fo:color="#800080"/>
    </style:style>
    <style:style style:name="T11" style:family="text">
      <style:text-properties fo:color="#800080" fo:background-color="#fff200" loext:char-shading-value="0"/>
    </style:style>
    <style:style style:name="T12" style:family="text">
      <style:text-properties fo:color="#800080" fo:background-color="#fff200" loext:char-shading-value="0"/>
    </style:style>
    <style:style style:name="T13" style:family="text">
      <style:text-properties fo:color="#800080" fo:font-size="10pt" style:font-size-asian="10pt" style:font-size-complex="10pt"/>
    </style:style>
    <style:style style:name="T14" style:family="text">
      <style:text-properties fo:color="#800080" fo:background-color="transparent" loext:char-shading-value="0"/>
    </style:style>
    <style:style style:name="T15" style:family="text">
      <style:text-properties fo:color="#696969"/>
    </style:style>
    <style:style style:name="T16" style:family="text">
      <style:text-properties fo:color="#696969" fo:background-color="#fff200" loext:char-shading-value="0"/>
    </style:style>
    <style:style style:name="T17" style:family="text">
      <style:text-properties fo:color="#696969" fo:font-size="10pt" style:font-size-asian="10pt" style:font-size-complex="10pt"/>
    </style:style>
    <style:style style:name="T18" style:family="text">
      <style:text-properties fo:color="#bb7977"/>
    </style:style>
    <style:style style:name="T19" style:family="text">
      <style:text-properties fo:color="#bb7977" fo:font-weight="bold"/>
    </style:style>
    <style:style style:name="T20" style:family="text">
      <style:text-properties fo:color="#bb7977" fo:font-weight="bold" fo:background-color="#fff200" loext:char-shading-value="0"/>
    </style:style>
    <style:style style:name="T21" style:family="text">
      <style:text-properties fo:color="#bb7977" fo:background-color="#fff200" loext:char-shading-value="0"/>
    </style:style>
    <style:style style:name="T22" style:family="text">
      <style:text-properties fo:color="#0000e6"/>
    </style:style>
    <style:style style:name="T23" style:family="text">
      <style:text-properties fo:color="#7f9fbf" fo:font-weight="bold"/>
    </style:style>
    <style:style style:name="T24" style:family="text">
      <style:text-properties fo:color="#000000"/>
    </style:style>
    <style:style style:name="T25" style:family="text">
      <style:text-properties officeooo:rsid="001e1f84"/>
    </style:style>
    <style:style style:name="T26" style:family="text">
      <style:text-properties fo:color="#008c00"/>
    </style:style>
    <style:style style:name="T27" style:family="text">
      <style:text-properties fo:background-color="#fff200" loext:char-shading-value="0"/>
    </style:style>
    <style:style style:name="T28" style:family="text">
      <style:text-properties officeooo:rsid="00255426" fo:background-color="#fff200" loext:char-shading-value="0"/>
    </style:style>
    <style:style style:name="T29" style:family="text">
      <style:text-properties officeooo:rsid="0026691c" fo:background-color="#fff200" loext:char-shading-value="0"/>
    </style:style>
    <style:style style:name="T30" style:family="text">
      <style:text-properties fo:background-color="#fff200" loext:char-shading-value="0"/>
    </style:style>
    <style:style style:name="T31" style:family="text">
      <style:text-properties officeooo:rsid="002734ea" fo:background-color="#fff200" loext:char-shading-value="0"/>
    </style:style>
    <style:style style:name="T32" style:family="text">
      <style:text-properties officeooo:rsid="002734ea" fo:background-color="#fff200" loext:char-shading-value="0"/>
    </style:style>
    <style:style style:name="T33" style:family="text">
      <style:text-properties officeooo:rsid="00290d23" fo:background-color="#fff200" loext:char-shading-value="0"/>
    </style:style>
    <style:style style:name="T34" style:family="text">
      <style:text-properties officeooo:rsid="00290d23" fo:background-color="#fff200" loext:char-shading-value="0"/>
    </style:style>
    <style:style style:name="T35" style:family="text">
      <style:text-properties officeooo:rsid="002276ef"/>
    </style:style>
    <style:style style:name="T36" style:family="text">
      <style:text-properties officeooo:rsid="00255426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2734ea"/>
    </style:style>
    <style:style style:name="T40" style:family="text">
      <style:text-properties officeooo:rsid="00290d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Coding Video – </text:p>
      <text:p text:style-name="P1">Outline for entire game:</text:p>
      <text:list xml:id="list889049589" text:style-name="L1">
        <text:list-item>
          <text:p text:style-name="P37">About the game video</text:p>
        </text:list-item>
        <text:list-item>
          <text:p text:style-name="P37">MVC discussion</text:p>
        </text:list-item>
        <text:list-item>
          <text:p text:style-name="P37">Make jframe, Canvas and set up a simple working canvas</text:p>
        </text:list-item>
        <text:list-item>
          <text:p text:style-name="P37">get the ghost moving around</text:p>
        </text:list-item>
        <text:list-item>
          <text:p text:style-name="P37">setup back ground</text:p>
        </text:list-item>
        <text:list-item>
          <text:p text:style-name="P37">setup enemies</text:p>
        </text:list-item>
        <text:list-item>
          <text:p text:style-name="P37">collision</text:p>
        </text:list-item>
        <text:list-item>
          <text:p text:style-name="P37">get enemies moving</text:p>
        </text:list-item>
        <text:list-item>
          <text:p text:style-name="P37">attack action</text:p>
        </text:list-item>
        <text:list-item>
          <text:p text:style-name="P37">get camera moving</text:p>
        </text:list-item>
      </text:list>
      <text:p text:style-name="P1"/>
      <text:p text:style-name="P1"/>
      <text:p text:style-name="P15"><text:span text:style-name="T25">First Coding Video: </text:span>Set up the Canvas and Jframe</text:p>
      <text:p text:style-name="P15"/>
      <text:p text:style-name="P5">The goal of this video is to get a window open with a canvas</text:p>
      <text:p text:style-name="P2"/>
      <text:p text:style-name="P18">View.java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0"><text:span text:style-name="T2">import</text:span><text:span text:style-name="T6"> java</text:span><text:span text:style-name="T7">.</text:span><text:span text:style-name="T6">awt</text:span><text:span text:style-name="T7">.</text:span><text:span text:style-name="T2">*</text:span><text:span text:style-name="T10">;</text:span> <text:s text:c="6"/><text:span text:style-name="T15">// Using AWT's Graphics and Color</text:span></text:p>
            <text:p text:style-name="P20"><text:span text:style-name="T2">import</text:span><text:span text:style-name="T6"> java</text:span><text:span text:style-name="T7">.</text:span><text:span text:style-name="T6">awt</text:span><text:span text:style-name="T7">.</text:span><text:span text:style-name="T6">event</text:span><text:span text:style-name="T7">.</text:span><text:span text:style-name="T2">*</text:span><text:span text:style-name="T10">;</text:span> <text:span text:style-name="T15">// Using AWT's event classes and listener interfaces</text:span></text:p>
            <text:p text:style-name="P20"><text:span text:style-name="T2">import</text:span><text:span text:style-name="T6"> javax</text:span><text:span text:style-name="T7">.</text:span><text:span text:style-name="T6">swing</text:span><text:span text:style-name="T7">.</text:span><text:span text:style-name="T2">*</text:span><text:span text:style-name="T10">;</text:span> <text:s text:c="3"/><text:span text:style-name="T15">// Using Swing's components and containers</text:span></text:p>
            <text:p text:style-name="P29"/>
            <text:p text:style-name="P29"/>
            <text:p text:style-name="P20"><text:span text:style-name="T2">public</text:span> <text:span text:style-name="T2">class</text:span> View <text:span text:style-name="T2">extends</text:span> JFrame<text:span text:style-name="T10">{</text:span></text:p>
            <text:p text:style-name="P29"/>
            <text:p text:style-name="P20"><text:s text:c="4"/><text:span text:style-name="T2">private</text:span> DrawCanvas canvas<text:span text:style-name="T10">;</text:span></text:p>
            <text:p text:style-name="P29"/>
            <text:p text:style-name="P20"><text:s text:c="4"/><text:span text:style-name="T2">public</text:span> View<text:span text:style-name="T7">()</text:span><text:span text:style-name="T10">{</text:span></text:p>
            <text:p text:style-name="P20"><text:s text:c="8"/>setupCanvas<text:span text:style-name="T7">()</text:span><text:span text:style-name="T10">;</text:span></text:p>
            <text:p text:style-name="P20"><text:s text:c="8"/>setupJFrame<text:span text:style-name="T7">()</text:span><text:span text:style-name="T10">;</text:span></text:p>
            <text:p text:style-name="P20"><text:s text:c="4"/><text:span text:style-name="T10">}</text:span></text:p>
            <text:p text:style-name="P29"/>
            <text:p text:style-name="P20"><text:s text:c="4"/><text:span text:style-name="T2">private</text:span> <text:span text:style-name="T18">void</text:span> setupCanvas<text:span text:style-name="T7">()</text:span><text:span text:style-name="T10">{</text:span></text:p>
            <text:p text:style-name="P20"><text:s text:c="8"/><text:span text:style-name="T15">//Set up the drawing Canvas (JPanel)</text:span></text:p>
            <text:p text:style-name="P20"><text:s text:c="8"/>canvas <text:span text:style-name="T7">=</text:span> <text:span text:style-name="T2">new</text:span> DrawCanvas<text:span text:style-name="T7">()</text:span><text:span text:style-name="T10">;</text:span></text:p>
            <text:p text:style-name="P21"><text:s text:c="8"/>canvas<text:span text:style-name="T7">.</text:span>setPreferredSize<text:span text:style-name="T7">(</text:span><text:span text:style-name="T2">new</text:span> </text:p>
            <text:p text:style-name="P21"><text:span text:style-name="T1"><text:s text:c="22"/>D</text:span>imension<text:span text:style-name="T7">(</text:span>Settings<text:span text:style-name="T7">.</text:span>CANVAS_WIDTH<text:span text:style-name="T7">,</text:span>Settings<text:span text:style-name="T7">.</text:span>CANVAS_HEIGHT<text:span text:style-name="T7">))</text:span><text:span text:style-name="T10">;</text:span></text:p>
            <text:p text:style-name="P20"><text:s text:c="4"/><text:span text:style-name="T10">}</text:span></text:p>
            <text:p text:style-name="P29"/>
            <text:p text:style-name="P20"><text:s text:c="4"/><text:span text:style-name="T2">private</text:span> <text:span text:style-name="T18">void</text:span> setupJFrame<text:span text:style-name="T7">()</text:span><text:span text:style-name="T10">{</text:span></text:p>
            <text:p text:style-name="P20"><text:s text:c="8"/><text:span text:style-name="T15">//Add panels to this JFrame</text:span></text:p>
            <text:p text:style-name="P20"><text:s text:c="8"/>Container container <text:span text:style-name="T7">=</text:span> getContentPane<text:span text:style-name="T7">()</text:span><text:span text:style-name="T10">;</text:span></text:p>
            <text:p text:style-name="P20"><text:s text:c="8"/>container<text:span text:style-name="T7">.</text:span>setLayout<text:span text:style-name="T7">(</text:span><text:span text:style-name="T2">new</text:span> BorderLayout<text:span text:style-name="T7">())</text:span><text:span text:style-name="T10">;</text:span></text:p>
            <text:p text:style-name="P20"><text:s text:c="8"/>container<text:span text:style-name="T7">.</text:span>add<text:span text:style-name="T7">(</text:span>canvas<text:span text:style-name="T7">,</text:span> BorderLayout<text:span text:style-name="T7">.</text:span>CENTER<text:span text:style-name="T7">)</text:span><text:span text:style-name="T10">;</text:span></text:p>
            <text:p text:style-name="P20"><text:s text:c="8"/><text:span text:style-name="T15">//Setup JFrame Specs</text:span></text:p>
            <text:p text:style-name="P20"><text:s text:c="8"/>setDefaultCloseOperation<text:span text:style-name="T7">(</text:span>JFrame<text:span text:style-name="T7">.</text:span>EXIT_ON_CLOSE<text:span text:style-name="T7">)</text:span><text:span text:style-name="T10">;</text:span></text:p>
            <text:p text:style-name="P20"><text:s text:c="8"/>setTitle<text:span text:style-name="T7">(</text:span><text:span text:style-name="T22">"A Game in Java Swing!"</text:span><text:span text:style-name="T7">)</text:span><text:span text:style-name="T10">;</text:span></text:p>
            <text:p text:style-name="P20"><text:s text:c="8"/>pack<text:span text:style-name="T7">()</text:span><text:span text:style-name="T10">;</text:span> <text:s text:c="12"/><text:span text:style-name="T15">//Pack all of the components in the JFrame</text:span></text:p>
            <text:p text:style-name="P20"><text:s text:c="8"/>setVisible<text:span text:style-name="T7">(</text:span><text:span text:style-name="T2">true</text:span><text:span text:style-name="T7">)</text:span><text:span text:style-name="T10">;</text:span> <text:s text:c="2"/><text:span text:style-name="T15">//Render the JFrame</text:span></text:p>
            <text:p text:style-name="P20"><text:s text:c="8"/>requestFocus<text:span text:style-name="T7">()</text:span><text:span text:style-name="T10">;</text:span> <text:s text:c="4"/><text:span text:style-name="T15">// "super" JFrame request focus to recieve KeyEvent</text:span></text:p>
            <text:p text:style-name="P20"><text:s text:c="4"/><text:span text:style-name="T10">}</text:span> </text:p>
            <text:p text:style-name="P29"/>
            <text:p text:style-name="P47">}</text:p>
          </table:table-cell>
        </table:table-row>
      </table:table>
      <text:p text:style-name="P2"/>
      <text:p text:style-name="P2"/>
      <text:p text:style-name="P18"><text:soft-page-break/>DrawCanvas.java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text:span text:style-name="T2">import</text:span><text:span text:style-name="T6"> javax</text:span><text:span text:style-name="T7">.</text:span><text:span text:style-name="T6">swing</text:span><text:span text:style-name="T7">.</text:span><text:span text:style-name="T6">JPanel</text:span><text:span text:style-name="T10">;</text:span></text:p>
            <text:p text:style-name="P19"><text:span text:style-name="T2">import</text:span><text:span text:style-name="T6"> java</text:span><text:span text:style-name="T7">.</text:span><text:span text:style-name="T6">awt</text:span><text:span text:style-name="T7">.</text:span><text:span text:style-name="T2">*</text:span><text:span text:style-name="T10">;</text:span></text:p>
            <text:p text:style-name="P28"/>
            <text:p text:style-name="P28"><text:span text:style-name="T2">public</text:span><text:span text:style-name="T24"> </text:span><text:span text:style-name="T2">class</text:span><text:span text:style-name="T24"> DrawCanvas </text:span><text:span text:style-name="T2">extends</text:span><text:span text:style-name="T24"> JPanel</text:span><text:span text:style-name="T10">{</text:span></text:p>
            <text:p text:style-name="P19"><text:s text:c="4"/><text:span text:style-name="T23">@Override</text:span></text:p>
            <text:p text:style-name="P19"><text:s text:c="4"/><text:span text:style-name="T2">public</text:span> <text:span text:style-name="T18">void</text:span> paintComponent<text:span text:style-name="T7">(</text:span>Graphics graphics<text:span text:style-name="T7">)</text:span><text:span text:style-name="T10">{</text:span></text:p>
            <text:p text:style-name="P19"><text:s text:c="8"/><text:span text:style-name="T2">super</text:span><text:span text:style-name="T7">.</text:span>paintComponent<text:span text:style-name="T7">(</text:span>graphics<text:span text:style-name="T7">)</text:span><text:span text:style-name="T10">;</text:span></text:p>
            <text:p text:style-name="P19"><text:s text:c="8"/>setBackground<text:span text:style-name="T7">(</text:span>Settings<text:span text:style-name="T7">.</text:span>BG_COLOR<text:span text:style-name="T7">)</text:span><text:span text:style-name="T10">;</text:span></text:p>
            <text:p text:style-name="P19"><text:s text:c="4"/><text:span text:style-name="T10">}</text:span></text:p>
            <text:p text:style-name="P48">}</text:p>
          </table:table-cell>
        </table:table-row>
      </table:table>
      <text:p text:style-name="P2"/>
      <text:p text:style-name="P2"/>
      <text:p text:style-name="P17">Settings.java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9"><text:span text:style-name="T2">import</text:span><text:span text:style-name="T6"> java</text:span><text:span text:style-name="T7">.</text:span><text:span text:style-name="T6">awt</text:span><text:span text:style-name="T7">.</text:span><text:span text:style-name="T6">Color</text:span><text:span text:style-name="T10">;</text:span></text:p>
            <text:p text:style-name="P28"/>
            <text:p text:style-name="P19"><text:span text:style-name="T2">public</text:span> <text:span text:style-name="T2">class</text:span> Settings<text:span text:style-name="T10">{</text:span></text:p>
            <text:p text:style-name="P19"><text:s text:c="4"/></text:p>
            <text:p text:style-name="P19"><text:s text:c="4"/><text:span text:style-name="T15">//Constants for the main viewing window</text:span></text:p>
            <text:p text:style-name="P19"><text:s text:c="4"/><text:span text:style-name="T2">public</text:span> <text:span text:style-name="T2">static</text:span> <text:span text:style-name="T2">final</text:span> <text:span text:style-name="T18">int</text:span> CANVAS_WIDTH <text:span text:style-name="T7">=</text:span> <text:span text:style-name="T26">800</text:span><text:span text:style-name="T10">;</text:span></text:p>
            <text:p text:style-name="P19"><text:s text:c="4"/><text:span text:style-name="T2">public</text:span> <text:span text:style-name="T2">static</text:span> <text:span text:style-name="T2">final</text:span> <text:span text:style-name="T18">int</text:span> CANVAS_HEIGHT <text:span text:style-name="T7">=</text:span> <text:span text:style-name="T26">640</text:span><text:span text:style-name="T10">;</text:span></text:p>
            <text:p text:style-name="P19"><text:s text:c="4"/><text:span text:style-name="T2">public</text:span> <text:span text:style-name="T2">static</text:span> <text:span text:style-name="T2">final</text:span> Color BG_COLOR <text:span text:style-name="T7">=</text:span> Color<text:span text:style-name="T7">.</text:span>WHITE<text:span text:style-name="T10">;</text:span></text:p>
            <text:p text:style-name="P28"/>
            <text:p text:style-name="P48">}</text:p>
          </table:table-cell>
        </table:table-row>
      </table:table>
      <text:p text:style-name="P16"/>
      <text:p text:style-name="P16"/>
      <text:p text:style-name="P17">Main.java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9"><text:span text:style-name="T2">import</text:span><text:span text:style-name="T6"> javax</text:span><text:span text:style-name="T7">.</text:span><text:span text:style-name="T6">swing</text:span><text:span text:style-name="T7">.</text:span><text:span text:style-name="T6">SwingUtilities</text:span><text:span text:style-name="T10">;</text:span></text:p>
            <text:p text:style-name="P28"/>
            <text:p text:style-name="P19"><text:span text:style-name="T2">public</text:span> <text:span text:style-name="T2">class</text:span> Main<text:span text:style-name="T10">{</text:span></text:p>
            <text:p text:style-name="P28"/>
            <text:p text:style-name="P19"><text:s text:c="4"/><text:span text:style-name="T2">public</text:span> <text:span text:style-name="T2">static</text:span> <text:span text:style-name="T18">void</text:span> main<text:span text:style-name="T7">(</text:span><text:span text:style-name="T19">String</text:span><text:span text:style-name="T7">[]</text:span> args<text:span text:style-name="T7">)</text:span><text:span text:style-name="T10">{</text:span></text:p>
            <text:p text:style-name="P19"><text:s text:c="8"/><text:span text:style-name="T15">//Run GUI construction on the Event-Dispatching Thread for thread safety</text:span></text:p>
            <text:p text:style-name="P19"><text:s text:c="8"/>SwingUtilities<text:span text:style-name="T7">.</text:span>invokeLater<text:span text:style-name="T7">(</text:span><text:span text:style-name="T2">new</text:span> <text:span text:style-name="T19">Runnable</text:span><text:span text:style-name="T7">()</text:span><text:span text:style-name="T10">{</text:span> <text:s text:c="6"/></text:p>
            <text:p text:style-name="P19"><text:s text:c="12"/><text:span text:style-name="T23">@Override</text:span></text:p>
            <text:p text:style-name="P19"><text:s text:c="12"/><text:span text:style-name="T2">public</text:span> <text:span text:style-name="T18">void</text:span> run<text:span text:style-name="T7">()</text:span> <text:span text:style-name="T10">{</text:span></text:p>
            <text:p text:style-name="P19"><text:s text:c="16"/><text:span text:style-name="T2">new</text:span> View<text:span text:style-name="T7">()</text:span><text:span text:style-name="T10">;</text:span> <text:s text:c="4"/><text:span text:style-name="T15">//The constructor will run the job</text:span></text:p>
            <text:p text:style-name="P19"><text:s text:c="16"/></text:p>
            <text:p text:style-name="P19"><text:s text:c="12"/><text:span text:style-name="T10">}</text:span></text:p>
            <text:p text:style-name="P19"><text:s text:c="8"/><text:span text:style-name="T10">}</text:span><text:span text:style-name="T7">)</text:span><text:span text:style-name="T10">;</text:span></text:p>
            <text:p text:style-name="P19"><text:s text:c="4"/><text:span text:style-name="T10">}</text:span></text:p>
            <text:p text:style-name="P28"/>
            <text:p text:style-name="P48">}</text:p>
          </table:table-cell>
        </table:table-row>
      </table:table>
      <text:p text:style-name="P16"/>
      <text:p text:style-name="P16"/>
      <text:p text:style-name="P43">Second Coding Video: Add the a Sprite rectangle image using inheritance </text:p>
      <text:p text:style-name="P7"/>
      <text:p text:style-name="P7"><text:span text:style-name="T27">Sprite.java</text:span> <text:tab/><text:tab/><text:tab/>Sprite Class is the parent to all Sprites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5"><text:span text:style-name="T2">import</text:span><text:span text:style-name="T6"> java</text:span><text:span text:style-name="T7">.</text:span><text:span text:style-name="T6">awt</text:span><text:span text:style-name="T7">.</text:span><text:span text:style-name="T2">*</text:span><text:span text:style-name="T10">;</text:span></text:p>
            <text:p text:style-name="P19"><text:span text:style-name="T2">import</text:span><text:span text:style-name="T6"> java</text:span><text:span text:style-name="T7">.</text:span><text:span text:style-name="T6">awt</text:span><text:span text:style-name="T7">.</text:span><text:span text:style-name="T6">Graphics</text:span><text:span text:style-name="T10">;</text:span></text:p>
            <text:p text:style-name="P19"><text:span text:style-name="T2">import</text:span><text:span text:style-name="T6"> javax</text:span><text:span text:style-name="T7">.</text:span><text:span text:style-name="T6">swing</text:span><text:span text:style-name="T7">.</text:span><text:span text:style-name="T2">*</text:span><text:span text:style-name="T10">;</text:span></text:p>
            <text:p text:style-name="P28"/>
            <text:p text:style-name="P19"><text:span text:style-name="T2">public</text:span> <text:span text:style-name="T2">abstract</text:span> <text:span text:style-name="T2">class</text:span> Sprite<text:span text:style-name="T10">{</text:span></text:p>
            <text:p text:style-name="P28"/>
            <text:p text:style-name="P19"><text:s text:c="4"/><text:span text:style-name="T2">protected</text:span> <text:span text:style-name="T18">int</text:span> x<text:span text:style-name="T7">,</text:span> y<text:span text:style-name="T7">,</text:span> width<text:span text:style-name="T7">,</text:span> height<text:span text:style-name="T10">;</text:span></text:p>
            <text:p text:style-name="P19"><text:s text:c="4"/><text:span text:style-name="T2">protected</text:span> Color bg_color<text:span text:style-name="T10">;</text:span></text:p>
            <text:p text:style-name="P19"><text:s text:c="4"/><text:span text:style-name="T2">protected</text:span> Image image<text:span text:style-name="T10">;</text:span></text:p>
            <text:p text:style-name="P19"><text:s text:c="4"/></text:p>
            <text:p text:style-name="P19"><text:s text:c="4"/><text:span text:style-name="T2">public</text:span> Sprite<text:span text:style-name="T7">(</text:span><text:span text:style-name="T18">int</text:span> x<text:span text:style-name="T7">,</text:span> <text:span text:style-name="T18">int</text:span> y<text:span text:style-name="T7">,</text:span> <text:span text:style-name="T18">int</text:span> width<text:span text:style-name="T7">,</text:span> <text:span text:style-name="T18">int</text:span> height<text:span text:style-name="T7">)</text:span><text:span text:style-name="T10">{</text:span></text:p>
            <text:p text:style-name="P19"><text:s text:c="8"/><text:span text:style-name="T2">this</text:span><text:span text:style-name="T7">.</text:span>x <text:span text:style-name="T7">=</text:span> x<text:span text:style-name="T10">;</text:span></text:p>
            <text:p text:style-name="P19"><text:s text:c="8"/><text:span text:style-name="T2">this</text:span><text:span text:style-name="T7">.</text:span>y <text:span text:style-name="T7">=</text:span> y<text:span text:style-name="T10">;</text:span></text:p>
            <text:p text:style-name="P19"><text:s text:c="8"/><text:span text:style-name="T2">this</text:span><text:span text:style-name="T7">.</text:span>width <text:span text:style-name="T7">=</text:span> width<text:span text:style-name="T10">;</text:span></text:p>
            <text:p text:style-name="P19"><text:s text:c="8"/><text:span text:style-name="T2">this</text:span><text:span text:style-name="T7">.</text:span>height <text:span text:style-name="T7">=</text:span> height<text:span text:style-name="T10">;</text:span></text:p>
            <text:p text:style-name="P19"><text:s text:c="4"/><text:span text:style-name="T10">}</text:span></text:p>
            <text:p text:style-name="P28"/>
            <text:p text:style-name="P19"><text:s text:c="4"/><text:span text:style-name="T2">public</text:span> <text:span text:style-name="T2">abstract</text:span> <text:span text:style-name="T18">void</text:span> paint<text:span text:style-name="T7">(</text:span>Graphics graphics<text:span text:style-name="T7">)</text:span><text:span text:style-name="T10">;</text:span></text:p>
            <text:p text:style-name="P19"><text:s text:c="3"/></text:p>
            <text:p text:style-name="P48">}</text:p>
          </table:table-cell>
        </table:table-row>
      </table:table>
      <text:p text:style-name="P7"/>
      <text:p text:style-name="P7"/>
      <text:p text:style-name="P10"><text:span text:style-name="T27">Player.java</text:span><text:tab/><text:tab/>Player Sprite Class Holds all Player Data pertaining to the View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5"><text:span text:style-name="T2">import</text:span><text:span text:style-name="T6"> java</text:span><text:span text:style-name="T7">.</text:span><text:span text:style-name="T6">awt</text:span><text:span text:style-name="T7">.</text:span><text:span text:style-name="T2">*</text:span><text:span text:style-name="T10">;</text:span> <text:s/><text:span text:style-name="T15">// Using awt's graphics and Color functions</text:span></text:p>
            <text:p text:style-name="P19"><text:span text:style-name="T2">import</text:span><text:span text:style-name="T6"> java</text:span><text:span text:style-name="T7">.</text:span><text:span text:style-name="T6">awt</text:span><text:span text:style-name="T7">.</text:span><text:span text:style-name="T6">Graphics</text:span><text:span text:style-name="T10">;</text:span></text:p>
            <text:p text:style-name="P19"><text:span text:style-name="T2">import</text:span><text:span text:style-name="T6"> java</text:span><text:span text:style-name="T7">.</text:span><text:span text:style-name="T6">net</text:span><text:span text:style-name="T7">.</text:span><text:span text:style-name="T6">URL</text:span><text:span text:style-name="T10">;</text:span></text:p>
            <text:p text:style-name="P19"><text:span text:style-name="T2">import</text:span><text:span text:style-name="T6"> javax</text:span><text:span text:style-name="T7">.</text:span><text:span text:style-name="T6">swing</text:span><text:span text:style-name="T7">.</text:span><text:span text:style-name="T2">*</text:span><text:span text:style-name="T10">;</text:span></text:p>
            <text:p text:style-name="P28"/>
            <text:p text:style-name="P19"><text:span text:style-name="T2">public</text:span> <text:span text:style-name="T2">class</text:span> Player <text:span text:style-name="T2">extends</text:span> Sprite<text:span text:style-name="T10">{</text:span></text:p>
            <text:p text:style-name="P28"/>
            <text:p text:style-name="P28"/>
            <text:p text:style-name="P19"><text:s text:c="4"/><text:span text:style-name="T2">public</text:span> Player<text:span text:style-name="T7">(</text:span><text:span text:style-name="T18">int</text:span> x<text:span text:style-name="T7">,</text:span> <text:span text:style-name="T18">int</text:span> y<text:span text:style-name="T7">,</text:span> <text:span text:style-name="T18">int</text:span> width<text:span text:style-name="T7">,</text:span> <text:span text:style-name="T18">int</text:span> height<text:span text:style-name="T7">)</text:span><text:span text:style-name="T10">{</text:span></text:p>
            <text:p text:style-name="P19"><text:s text:c="8"/><text:span text:style-name="T2">super</text:span><text:span text:style-name="T7">(</text:span>x<text:span text:style-name="T7">,</text:span>y<text:span text:style-name="T7">,</text:span>width<text:span text:style-name="T7">,</text:span>height<text:span text:style-name="T7">)</text:span><text:span text:style-name="T10">;</text:span></text:p>
            <text:p text:style-name="P19"><text:s text:c="8"/><text:span text:style-name="T2">super</text:span><text:span text:style-name="T7">.</text:span>bg_color <text:span text:style-name="T7">=</text:span> Settings<text:span text:style-name="T7">.</text:span>BLACK<text:span text:style-name="T10">;</text:span></text:p>
            <text:p text:style-name="P19"><text:s text:c="4"/><text:span text:style-name="T10">}</text:span></text:p>
            <text:p text:style-name="P28"/>
            <text:p text:style-name="P19"><text:s text:c="4"/><text:span text:style-name="T2">public</text:span> <text:span text:style-name="T18">void</text:span> paint<text:span text:style-name="T7">(</text:span>Graphics graphics<text:span text:style-name="T7">)</text:span><text:span text:style-name="T10">{</text:span></text:p>
            <text:p text:style-name="P19"><text:s text:c="8"/>graphics<text:span text:style-name="T7">.</text:span>setColor<text:span text:style-name="T7">(</text:span><text:span text:style-name="T2">super</text:span><text:span text:style-name="T7">.</text:span>bg_color<text:span text:style-name="T7">)</text:span><text:span text:style-name="T10">;</text:span></text:p>
            <text:p text:style-name="P19"><text:s text:c="8"/>graphics<text:span text:style-name="T7">.</text:span>fillRect<text:span text:style-name="T7">(</text:span>x<text:span text:style-name="T7">,</text:span> y<text:span text:style-name="T7">,</text:span> width<text:span text:style-name="T7">,</text:span> height<text:span text:style-name="T7">)</text:span><text:span text:style-name="T10">;</text:span></text:p>
            <text:p text:style-name="P19"><text:s text:c="8"/><text:span text:style-name="T15">//graphics.drawImage(imgPlayer,x,y,null)</text:span></text:p>
            <text:p text:style-name="P19"><text:s text:c="4"/><text:span text:style-name="T10">}</text:span></text:p>
            <text:p text:style-name="P28"/>
            <text:p text:style-name="P48">}</text:p>
          </table:table-cell>
        </table:table-row>
      </table:table>
      <text:p text:style-name="P7"/>
      <text:p text:style-name="P7"/>
      <text:p text:style-name="P14">Settings.java <text:span text:style-name="T36">Update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5"><text:span text:style-name="T2">public</text:span> <text:span text:style-name="T2">static</text:span> <text:span text:style-name="T2">final</text:span> int PLAYER_HEIGHT = 64<text:span text:style-name="T7">;</text:span></text:p>
            <text:p text:style-name="P19"><text:span text:style-name="T2">public</text:span> <text:span text:style-name="T2">static</text:span> <text:span text:style-name="T2">final</text:span> int PLAYER_WIDTH = 64<text:span text:style-name="T7">;</text:span></text:p>
            <text:p text:style-name="P19"><text:span text:style-name="T2">public</text:span> <text:span text:style-name="T2">static</text:span> <text:span text:style-name="T2">final</text:span> int PLAYER_START_X = CANVAS_WIDTH / 2<text:span text:style-name="T7">;</text:span></text:p>
            <text:p text:style-name="P35"><text:span text:style-name="T2">public</text:span><text:span text:style-name="T24"> </text:span><text:span text:style-name="T2">static</text:span><text:span text:style-name="T24"> </text:span><text:span text:style-name="T2">final</text:span><text:span text:style-name="T24"> int PLAYER_START_Y = CANVAS_HEIGHT / 2</text:span><text:span text:style-name="T7">;</text:span></text:p>
          </table:table-cell>
        </table:table-row>
      </table:table>
      <text:p text:style-name="P10"><text:soft-page-break/>DrawCanvas.java: Update <text:s/>Draw Player to the Screen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6"><text:span text:style-name="T2">import</text:span><text:span text:style-name="T6"> java</text:span><text:span text:style-name="T7">.</text:span><text:span text:style-name="T6">util</text:span><text:span text:style-name="T7">.</text:span><text:span text:style-name="T6">ArrayList</text:span><text:span text:style-name="T10">;</text:span></text:p>
            <text:p text:style-name="P32"/>
            <text:p text:style-name="P19"><text:span text:style-name="T2">public</text:span> <text:span text:style-name="T2">class</text:span> DrawCanvas <text:span text:style-name="T2">extends</text:span> JPanel<text:span text:style-name="T10">{</text:span></text:p>
            <text:p text:style-name="P28"/>
            <text:p text:style-name="P19"><text:s text:c="4"/><text:span text:style-name="T16">//contains all sprites to be rendered on the canvas</text:span></text:p>
            <text:p text:style-name="P19"><text:s text:c="4"/><text:span text:style-name="T3">private</text:span><text:span text:style-name="T27"> </text:span><text:span text:style-name="T20">ArrayList</text:span><text:span text:style-name="T8">&lt;</text:span><text:span text:style-name="T27">Sprite</text:span><text:span text:style-name="T8">&gt;</text:span><text:span text:style-name="T27"> sprites</text:span><text:span text:style-name="T11">;</text:span></text:p>
            <text:p text:style-name="P28"/>
            <text:p text:style-name="P19"><text:s text:c="4"/><text:span text:style-name="T3">public</text:span><text:span text:style-name="T27"> DrawCanvas</text:span><text:span text:style-name="T8">()</text:span><text:span text:style-name="T11">{</text:span></text:p>
            <text:p text:style-name="P19"><text:s text:c="8"/><text:span text:style-name="T27">sprites </text:span><text:span text:style-name="T8">=</text:span><text:span text:style-name="T27"> </text:span><text:span text:style-name="T3">new</text:span><text:span text:style-name="T27"> </text:span><text:span text:style-name="T20">ArrayList</text:span><text:span text:style-name="T8">&lt;</text:span><text:span text:style-name="T27">Sprite</text:span><text:span text:style-name="T8">&gt;()</text:span><text:span text:style-name="T11">;</text:span></text:p>
            <text:p text:style-name="P19"><text:s text:c="4"/><text:span text:style-name="T11">}</text:span></text:p>
            <text:p text:style-name="P28"/>
            <text:p text:style-name="P19"><text:s text:c="4"/><text:span text:style-name="T3">public</text:span><text:span text:style-name="T27"> </text:span><text:span text:style-name="T21">void</text:span><text:span text:style-name="T27"> setPlayer</text:span><text:span text:style-name="T8">(</text:span><text:span text:style-name="T27">Sprite sprite</text:span><text:span text:style-name="T8">)</text:span><text:span text:style-name="T11">{</text:span></text:p>
            <text:p text:style-name="P19"><text:s text:c="8"/><text:span text:style-name="T27">sprites</text:span><text:span text:style-name="T8">.</text:span><text:span text:style-name="T27">add</text:span><text:span text:style-name="T8">(</text:span><text:span text:style-name="T27">sprite</text:span><text:span text:style-name="T8">)</text:span><text:span text:style-name="T11">;</text:span></text:p>
            <text:p text:style-name="P19"><text:s text:c="4"/><text:span text:style-name="T11">}</text:span></text:p>
            <text:p text:style-name="P28"/>
            <text:p text:style-name="P19"><text:s text:c="4"/><text:span text:style-name="T23">@Override</text:span></text:p>
            <text:p text:style-name="P19"><text:s text:c="4"/><text:span text:style-name="T2">public</text:span> <text:span text:style-name="T18">void</text:span> paintComponent<text:span text:style-name="T7">(</text:span>Graphics graphics<text:span text:style-name="T7">)</text:span><text:span text:style-name="T10">{</text:span></text:p>
            <text:p text:style-name="P19"><text:s text:c="8"/><text:span text:style-name="T2">super</text:span><text:span text:style-name="T7">.</text:span>paintComponent<text:span text:style-name="T7">(</text:span>graphics<text:span text:style-name="T7">)</text:span><text:span text:style-name="T10">;</text:span></text:p>
            <text:p text:style-name="P19"><text:s text:c="8"/>setBackground<text:span text:style-name="T7">(</text:span>Settings<text:span text:style-name="T7">.</text:span>WHITE<text:span text:style-name="T7">)</text:span><text:span text:style-name="T10">;</text:span></text:p>
            <text:p text:style-name="P19"><text:s text:c="8"/><text:span text:style-name="T16">//render all sprites</text:span></text:p>
            <text:p text:style-name="P19"><text:s text:c="8"/><text:span text:style-name="T3">for</text:span><text:span text:style-name="T8">(</text:span><text:span text:style-name="T27">Sprite sprite </text:span><text:span text:style-name="T8">:</text:span><text:span text:style-name="T27"> sprites</text:span><text:span text:style-name="T8">)</text:span></text:p>
            <text:p text:style-name="P19"><text:s text:c="12"/><text:span text:style-name="T27">sprite</text:span><text:span text:style-name="T8">.</text:span><text:span text:style-name="T27">paint</text:span><text:span text:style-name="T8">(</text:span><text:span text:style-name="T27">graphics</text:span><text:span text:style-name="T8">)</text:span><text:span text:style-name="T11">;</text:span></text:p>
            <text:p text:style-name="P19"><text:s text:c="4"/><text:span text:style-name="T10">}</text:span></text:p>
            <text:p text:style-name="P48">}</text:p>
          </table:table-cell>
        </table:table-row>
      </table:table>
      <text:p text:style-name="P8"/>
      <text:p text:style-name="P6"/>
      <text:p text:style-name="P7">View.java : <text:span text:style-name="T35">Update</text:span> <text:s/><text:tab/><text:tab/> Add Player Content to View Clas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5"><text:span text:style-name="T2">private</text:span> Player player<text:span text:style-name="T7">;</text:span></text:p>
            <text:p text:style-name="P28"/>
            <text:p text:style-name="P19"><text:s text:c="4"/><text:span text:style-name="T2">public</text:span> View()<text:span text:style-name="T10">{</text:span></text:p>
            <text:p text:style-name="P19"><text:s text:c="8"/><text:span text:style-name="T27">setupPlayer</text:span><text:span text:style-name="T8">()</text:span><text:span text:style-name="T11">;</text:span></text:p>
            <text:p text:style-name="P19"><text:s text:c="8"/>setupCanvas<text:span text:style-name="T7">()</text:span><text:span text:style-name="T10">;</text:span></text:p>
            <text:p text:style-name="P19"><text:s text:c="8"/>setupJFrame<text:span text:style-name="T7">()</text:span><text:span text:style-name="T10">;</text:span></text:p>
            <text:p text:style-name="P19"><text:s text:c="4"/><text:span text:style-name="T10">}</text:span></text:p>
            <text:p text:style-name="P28"/>
            <text:p text:style-name="P19"><text:s text:c="4"/><text:span text:style-name="T3">private</text:span><text:span text:style-name="T27"> void setupPlayer()</text:span><text:span text:style-name="T11">{</text:span></text:p>
            <text:p text:style-name="P24"><text:s text:c="8"/><text:span text:style-name="T16">//construct player given x,y,hieght,width</text:span></text:p>
            <text:p text:style-name="P24"><text:s text:c="8"/><text:span text:style-name="T27">player </text:span><text:span text:style-name="T8">=</text:span><text:span text:style-name="T27"> </text:span><text:span text:style-name="T3">new</text:span><text:span text:style-name="T27"> Player</text:span><text:span text:style-name="T8">(</text:span><text:span text:style-name="T27">Settings</text:span><text:span text:style-name="T8">.</text:span><text:span text:style-name="T27">PLAYER_START_X</text:span><text:span text:style-name="T8">,</text:span><text:span text:style-name="T27">Settings</text:span><text:span text:style-name="T8">.</text:span><text:span text:style-name="T27">PLAYER_START_Y</text:span><text:span text:style-name="T8">,</text:span></text:p>
            <text:p text:style-name="P24"><text:s text:c="28"/><text:span text:style-name="T27">Settings</text:span><text:span text:style-name="T8">.</text:span><text:span text:style-name="T27">PLAYER_HEIGHT</text:span><text:span text:style-name="T8">,</text:span><text:span text:style-name="T27">Settings</text:span><text:span text:style-name="T8">.</text:span><text:span text:style-name="T27">PLAYER_WIDTH</text:span><text:span text:style-name="T8">)</text:span><text:span text:style-name="T11">;</text:span></text:p>
            <text:p text:style-name="P24"><text:s text:c="4"/><text:span text:style-name="T11">}</text:span></text:p>
            <text:p text:style-name="P30"/>
            <text:p text:style-name="P19"><text:s text:c="4"/><text:span text:style-name="T2">private</text:span> void setupCanvas()<text:span text:style-name="T10">{</text:span></text:p>
            <text:p text:style-name="P19"><text:s text:c="8"/><text:span text:style-name="T15">//Set up the drawing Canvas (JPanel)</text:span></text:p>
            <text:p text:style-name="P19"><text:s text:c="8"/>canvas <text:span text:style-name="T7">=</text:span> <text:span text:style-name="T2">new</text:span> DrawCanvas<text:span text:style-name="T7">()</text:span><text:span text:style-name="T10">;</text:span></text:p>
            <text:p text:style-name="P19"><text:s text:c="7"/><text:span text:style-name="T27"><text:s/>canvas</text:span><text:span text:style-name="T8">.</text:span><text:span text:style-name="T27">setPlayer</text:span><text:span text:style-name="T8">(</text:span><text:span text:style-name="T3">this</text:span><text:span text:style-name="T8">.</text:span><text:span text:style-name="T27">player</text:span><text:span text:style-name="T8">)</text:span><text:span text:style-name="T11">;</text:span></text:p>
            <text:p text:style-name="P23"><text:s text:c="8"/>canvas<text:span text:style-name="T7">.</text:span>setPreferredSize<text:span text:style-name="T7">(</text:span><text:span text:style-name="T2">new</text:span> </text:p>
            <text:p text:style-name="P23"><text:s text:c="17"/>Dimension<text:span text:style-name="T7">(</text:span>Settings<text:span text:style-name="T7">.</text:span>CANVAS_WIDTH<text:span text:style-name="T7">,</text:span>Settings<text:span text:style-name="T7">.</text:span>CANVAS_HEIGHT<text:span text:style-name="T7">))</text:span><text:span text:style-name="T10">;</text:span></text:p>
            <text:p text:style-name="P19"><text:s text:c="4"/></text:p>
            <text:p text:style-name="P34"><text:span text:style-name="T24"><text:s text:c="4"/></text:span><text:span text:style-name="T10">}</text:span></text:p>
          </table:table-cell>
        </table:table-row>
      </table:table>
      <text:p text:style-name="P11"/>
      <text:p text:style-name="P3"/>
      <text:p text:style-name="P3"/>
      <text:p text:style-name="P44">Third Coding Video: Change Sprite image and get it moving </text:p>
      <text:p text:style-name="P9"/>
      <text:p text:style-name="P4">View.java <text:s/>Updates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2"><text:s text:c="4"/><text:span text:style-name="T5">public</text:span><text:span text:style-name="T37"> View()</text:span><text:span text:style-name="T13">{</text:span></text:p>
            <text:p text:style-name="P19"><text:s text:c="8"/>setupPlayer<text:span text:style-name="T7">()</text:span><text:span text:style-name="T10">;</text:span></text:p>
            <text:p text:style-name="P19"><text:s text:c="8"/>setupCanvas<text:span text:style-name="T7">()</text:span><text:span text:style-name="T10">;</text:span></text:p>
            <text:p text:style-name="P19"><text:s text:c="8"/><text:span text:style-name="T27">playerMovementListener</text:span><text:span text:style-name="T8">()</text:span><text:span text:style-name="T11">;</text:span></text:p>
            <text:p text:style-name="P19"><text:s text:c="8"/>setupJFrame<text:span text:style-name="T7">()</text:span><text:span text:style-name="T10">;</text:span></text:p>
            <text:p text:style-name="P19"><text:s text:c="4"/><text:span text:style-name="T10">}</text:span></text:p>
            <text:p text:style-name="P19"><text:s text:c="4"/></text:p>
            <text:p text:style-name="P19"><text:s text:c="4"/><text:span text:style-name="T27">//</text:span><text:span text:style-name="T28">New Method playerMovementListener</text:span></text:p>
            <text:p text:style-name="P19"><text:s text:c="4"/><text:span text:style-name="T4">private</text:span><text:span text:style-name="T38"> void playerMovementListener()</text:span><text:span text:style-name="T14">{</text:span></text:p>
            <text:p text:style-name="P24"><text:s text:c="8"/>addKeyListener<text:span text:style-name="T7">(</text:span><text:span text:style-name="T2">new</text:span> KeyAdapter<text:span text:style-name="T7">()</text:span><text:span text:style-name="T10">{</text:span></text:p>
            <text:p text:style-name="P24"><text:s text:c="12"/><text:span text:style-name="T23">@Override</text:span></text:p>
            <text:p text:style-name="P24"><text:s text:c="12"/><text:span text:style-name="T2">public</text:span> <text:span text:style-name="T18">void</text:span> keyPressed<text:span text:style-name="T7">(</text:span>KeyEvent event<text:span text:style-name="T7">)</text:span><text:span text:style-name="T10">{</text:span></text:p>
            <text:p text:style-name="P24"><text:s text:c="16"/><text:span text:style-name="T2">switch</text:span><text:span text:style-name="T7">(</text:span>event<text:span text:style-name="T7">.</text:span>getKeyCode<text:span text:style-name="T7">())</text:span><text:span text:style-name="T10">{</text:span></text:p>
            <text:p text:style-name="P24"><text:s text:c="20"/><text:span text:style-name="T2">case</text:span> KeyEvent<text:span text:style-name="T7">.</text:span>VK_LEFT<text:span text:style-name="T7">:</text:span> <text:s/>player<text:span text:style-name="T7">.</text:span>move<text:span text:style-name="T7">(</text:span><text:span text:style-name="T22">"Left"</text:span><text:span text:style-name="T7">,</text:span>canvas<text:span text:style-name="T7">)</text:span><text:span text:style-name="T10">;</text:span> <text:span text:style-name="T2">break</text:span><text:span text:style-name="T10">;</text:span></text:p>
            <text:p text:style-name="P24"><text:s text:c="20"/><text:span text:style-name="T2">case</text:span> KeyEvent<text:span text:style-name="T7">.</text:span>VK_RIGHT<text:span text:style-name="T7">:</text:span> player<text:span text:style-name="T7">.</text:span>move<text:span text:style-name="T7">(</text:span><text:span text:style-name="T22">"Right"</text:span><text:span text:style-name="T7">,</text:span>canvas<text:span text:style-name="T7">)</text:span><text:span text:style-name="T10">;</text:span><text:span text:style-name="T2">break</text:span><text:span text:style-name="T10">;</text:span></text:p>
            <text:p text:style-name="P24"><text:s text:c="20"/><text:span text:style-name="T2">case</text:span> KeyEvent<text:span text:style-name="T7">.</text:span>VK_UP<text:span text:style-name="T7">:</text:span> <text:s text:c="3"/>player<text:span text:style-name="T7">.</text:span>move<text:span text:style-name="T7">(</text:span><text:span text:style-name="T22">"Up"</text:span><text:span text:style-name="T7">,</text:span>canvas<text:span text:style-name="T7">)</text:span><text:span text:style-name="T10">;</text:span> <text:s text:c="2"/><text:span text:style-name="T2">break</text:span><text:span text:style-name="T10">;</text:span></text:p>
            <text:p text:style-name="P24"><text:s text:c="20"/><text:span text:style-name="T2">case</text:span> KeyEvent<text:span text:style-name="T7">.</text:span>VK_DOWN<text:span text:style-name="T7">:</text:span> <text:s/>player<text:span text:style-name="T7">.</text:span>move<text:span text:style-name="T7">(</text:span><text:span text:style-name="T22">"Down"</text:span><text:span text:style-name="T7">,</text:span>canvas<text:span text:style-name="T7">)</text:span><text:span text:style-name="T10">;</text:span> <text:span text:style-name="T2">break</text:span><text:span text:style-name="T10">;</text:span></text:p>
            <text:p text:style-name="P24"><text:s text:c="16"/><text:span text:style-name="T10">}</text:span></text:p>
            <text:p text:style-name="P24"><text:s text:c="12"/><text:span text:style-name="T10">}</text:span></text:p>
            <text:p text:style-name="P24"><text:s text:c="8"/><text:span text:style-name="T10">}</text:span><text:span text:style-name="T7">)</text:span><text:span text:style-name="T10">;</text:span></text:p>
            <text:p text:style-name="P36"><text:span text:style-name="T24"><text:s text:c="4"/></text:span><text:span text:style-name="T10">}</text:span></text:p>
          </table:table-cell>
        </table:table-row>
      </table:table>
      <text:p text:style-name="P12"/>
      <text:p text:style-name="P4">Settings.java <text:s/>Update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1"><text:span text:style-name="T2">public</text:span><text:span text:style-name="T24"> </text:span><text:span text:style-name="T2">static</text:span><text:span text:style-name="T24"> </text:span><text:span text:style-name="T2">final</text:span><text:span text:style-name="T24"> String PLAYER_FILE_NAME = "Images/Ghost.png"</text:span><text:span text:style-name="T7">;</text:span></text:p>
          </table:table-cell>
        </table:table-row>
      </table:table>
      <text:p text:style-name="P12"/>
      <text:p text:style-name="P13">Adding design elements to encapsulate player movement into Class Player, but the trade-off is having to have multiple switch case selection structures. <text:s/>I made one repaint method instead of making a method for moving in each direction</text:p>
      <text:p text:style-name="P12"/>
      <text:p text:style-name="P4">Player.java Update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5"><text:span text:style-name="T2">public</text:span> <text:span text:style-name="T2">class</text:span> Player <text:span text:style-name="T2">extends</text:span> Sprite<text:span text:style-name="T10">{</text:span></text:p>
            <text:p text:style-name="P28"/>
            <text:p text:style-name="P28"/>
            <text:p text:style-name="P19"><text:s text:c="4"/><text:span text:style-name="T2">public</text:span> Player<text:span text:style-name="T7">(</text:span><text:span text:style-name="T18">int</text:span> x<text:span text:style-name="T7">,</text:span> <text:span text:style-name="T18">int</text:span> y<text:span text:style-name="T7">,</text:span> <text:span text:style-name="T18">int</text:span> width<text:span text:style-name="T7">,</text:span> <text:span text:style-name="T18">int</text:span> height<text:span text:style-name="T7">)</text:span><text:span text:style-name="T10">{</text:span></text:p>
            <text:p text:style-name="P19"><text:s text:c="8"/><text:span text:style-name="T2">super</text:span><text:span text:style-name="T7">(</text:span>x<text:span text:style-name="T7">,</text:span>y<text:span text:style-name="T7">,</text:span>width<text:span text:style-name="T7">,</text:span>height<text:span text:style-name="T7">)</text:span><text:span text:style-name="T10">;</text:span></text:p>
            <text:p text:style-name="P19"><text:s text:c="8"/><text:span text:style-name="T2">super</text:span><text:span text:style-name="T7">.</text:span>bg_color <text:span text:style-name="T7">=</text:span> Settings<text:span text:style-name="T7">.</text:span>WHITE<text:span text:style-name="T10">;</text:span></text:p>
            <text:p text:style-name="P19"><text:s text:c="8"/><text:span text:style-name="T27">setUpGraphics</text:span><text:span text:style-name="T8">()</text:span><text:span text:style-name="T11">;</text:span></text:p>
            <text:p text:style-name="P19"><text:s text:c="4"/><text:span text:style-name="T10">}</text:span></text:p>
            <text:p text:style-name="P28"/>
            <text:p text:style-name="P19"><text:s text:c="4"/><text:span text:style-name="T2">public</text:span> <text:span text:style-name="T18">void</text:span> paint<text:span text:style-name="T7">(</text:span>Graphics graphics<text:span text:style-name="T7">)</text:span><text:span text:style-name="T10">{</text:span></text:p>
            <text:p text:style-name="P19"><text:s text:c="8"/>graphics<text:span text:style-name="T7">.</text:span>setColor<text:span text:style-name="T7">(</text:span><text:span text:style-name="T2">super</text:span><text:span text:style-name="T7">.</text:span>bg_color<text:span text:style-name="T7">)</text:span><text:span text:style-name="T10">;</text:span></text:p>
            <text:p text:style-name="P19"><text:s text:c="8"/>graphics<text:span text:style-name="T7">.</text:span>fillRect<text:span text:style-name="T7">(</text:span>x<text:span text:style-name="T7">,</text:span> y<text:span text:style-name="T7">,</text:span> width<text:span text:style-name="T7">,</text:span> height<text:span text:style-name="T7">)</text:span><text:span text:style-name="T10">;</text:span></text:p>
            <text:p text:style-name="P19"><text:s text:c="8"/><text:span text:style-name="T27">graphics</text:span><text:span text:style-name="T8">.</text:span><text:span text:style-name="T27">drawImage</text:span><text:span text:style-name="T8">(</text:span><text:span text:style-name="T3">super</text:span><text:span text:style-name="T8">.</text:span><text:span text:style-name="T27">image</text:span><text:span text:style-name="T8">,</text:span><text:span text:style-name="T27">x</text:span><text:span text:style-name="T8">,</text:span><text:span text:style-name="T27">y</text:span><text:span text:style-name="T8">,</text:span><text:span text:style-name="T3">null</text:span><text:span text:style-name="T8">)</text:span><text:span text:style-name="T11">;</text:span></text:p>
            <text:p text:style-name="P19"><text:s text:c="4"/><text:span text:style-name="T10">}</text:span></text:p>
            <text:p text:style-name="P28"/>
            <text:p text:style-name="P28"><text:s text:c="4"/><text:span text:style-name="T27">//</text:span><text:span text:style-name="T29">new Method setUpGraphics</text:span></text:p>
            <text:p text:style-name="P19"><text:s text:c="4"/><text:span text:style-name="T2">public</text:span> <text:span text:style-name="T18">void</text:span> setUpGraphics<text:span text:style-name="T7">()</text:span><text:span text:style-name="T10">{</text:span></text:p>
            <text:p text:style-name="P19"><text:s text:c="8"/>ImageIcon iconPlayer <text:span text:style-name="T7">=</text:span> <text:span text:style-name="T2">null</text:span><text:span text:style-name="T10">;</text:span></text:p>
            <text:p text:style-name="P27"><text:s text:c="8"/><text:span text:style-name="T19">URL</text:span> imgURL <text:span text:style-name="T7">=</text:span> getClass<text:span text:style-name="T7">().</text:span>getClassLoader<text:span text:style-name="T7">()</text:span></text:p>
            <text:p text:style-name="P27"><text:span text:style-name="T7"><text:s text:c="24"/>.</text:span>getResource<text:span text:style-name="T7">(</text:span>Settings<text:span text:style-name="T7">.</text:span>PLAYER_FILE_NAME<text:span text:style-name="T7">)</text:span><text:span text:style-name="T10">;</text:span></text:p>
            <text:p text:style-name="P19"><text:s text:c="8"/><text:span text:style-name="T2">if</text:span><text:span text:style-name="T7">(</text:span>imgURL <text:span text:style-name="T7">!=</text:span> <text:span text:style-name="T2">null</text:span><text:span text:style-name="T7">)</text:span><text:span text:style-name="T10">{</text:span></text:p>
            <text:p text:style-name="P19"><text:s text:c="12"/>iconPlayer <text:span text:style-name="T7">=</text:span> <text:span text:style-name="T2">new</text:span> ImageIcon<text:span text:style-name="T7">(</text:span>imgURL<text:span text:style-name="T7">)</text:span><text:span text:style-name="T10">;</text:span></text:p>
            <text:p text:style-name="P19"><text:soft-page-break/><text:s text:c="8"/><text:span text:style-name="T10">}</text:span><text:span text:style-name="T2">else</text:span><text:span text:style-name="T10">{</text:span></text:p>
            <text:p text:style-name="P19"><text:s text:c="12"/><text:span text:style-name="T19">System</text:span><text:span text:style-name="T7">.</text:span>err<text:span text:style-name="T7">.</text:span>println<text:span text:style-name="T7">(</text:span><text:span text:style-name="T22">"Couldn't find file: "</text:span><text:span text:style-name="T7">+</text:span> Settings<text:span text:style-name="T7">.</text:span>PLAYER_FILE_NAME<text:span text:style-name="T7">)</text:span><text:span text:style-name="T10">;</text:span></text:p>
            <text:p text:style-name="P19"><text:s text:c="8"/><text:span text:style-name="T10">}</text:span></text:p>
            <text:p text:style-name="P19"><text:s text:c="8"/><text:span text:style-name="T2">super</text:span><text:span text:style-name="T7">.</text:span>image <text:span text:style-name="T7">=</text:span> iconPlayer<text:span text:style-name="T7">.</text:span>getImage<text:span text:style-name="T7">()</text:span><text:span text:style-name="T10">;</text:span></text:p>
            <text:p text:style-name="P19"><text:s text:c="4"/><text:span text:style-name="T10">}</text:span></text:p>
            <text:p text:style-name="P28"/>
            <text:p text:style-name="P33"><text:s text:c="4"/><text:span text:style-name="T27">//</text:span><text:span text:style-name="T29">new Method setUpGraphics</text:span></text:p>
            <text:p text:style-name="P19"><text:s text:c="4"/><text:span text:style-name="T2">public</text:span> Image getPlayerImage<text:span text:style-name="T7">()</text:span><text:span text:style-name="T10">{</text:span></text:p>
            <text:p text:style-name="P19"><text:s text:c="8"/><text:span text:style-name="T2">return</text:span> <text:span text:style-name="T2">super</text:span><text:span text:style-name="T7">.</text:span>image<text:span text:style-name="T10">;</text:span></text:p>
            <text:p text:style-name="P19"><text:s text:c="4"/><text:span text:style-name="T10">}</text:span></text:p>
            <text:p text:style-name="P28"/>
            <text:p text:style-name="P33"><text:s text:c="4"/><text:span text:style-name="T27">//</text:span><text:span text:style-name="T29">new Method setUpGraphics</text:span></text:p>
            <text:p text:style-name="P19"><text:s text:c="4"/><text:span text:style-name="T2">public</text:span> <text:span text:style-name="T18">void</text:span> move<text:span text:style-name="T7">(</text:span><text:span text:style-name="T19">String</text:span> direction<text:span text:style-name="T7">,</text:span> DrawCanvas canvas<text:span text:style-name="T7">)</text:span><text:span text:style-name="T10">{</text:span></text:p>
            <text:p text:style-name="P19"><text:s text:c="8"/><text:span text:style-name="T18">int</text:span> savedX <text:span text:style-name="T7">=</text:span> <text:span text:style-name="T2">super</text:span><text:span text:style-name="T7">.</text:span>x<text:span text:style-name="T10">;</text:span> </text:p>
            <text:p text:style-name="P19"><text:s text:c="8"/><text:span text:style-name="T18">int</text:span> savedY <text:span text:style-name="T7">=</text:span> <text:span text:style-name="T2">super</text:span><text:span text:style-name="T7">.</text:span>y<text:span text:style-name="T10">;</text:span></text:p>
            <text:p text:style-name="P19"><text:s text:c="8"/><text:span text:style-name="T2">switch</text:span><text:span text:style-name="T7">(</text:span>direction<text:span text:style-name="T7">)</text:span><text:span text:style-name="T10">{</text:span></text:p>
            <text:p text:style-name="P19"><text:s text:c="12"/><text:span text:style-name="T2">case</text:span> <text:span text:style-name="T22">"Left"</text:span><text:span text:style-name="T7">:</text:span> <text:span text:style-name="T10">{</text:span></text:p>
            <text:p text:style-name="P19"><text:s text:c="16"/><text:span text:style-name="T2">super</text:span><text:span text:style-name="T7">.</text:span>x <text:span text:style-name="T7">-=</text:span><text:span text:style-name="T26">10</text:span><text:span text:style-name="T10">;</text:span></text:p>
            <text:p text:style-name="P19"><text:s text:c="16"/>repaint<text:span text:style-name="T7">(</text:span>savedX<text:span text:style-name="T7">,</text:span> <text:span text:style-name="T2">super</text:span><text:span text:style-name="T7">.</text:span>y<text:span text:style-name="T7">,</text:span>canvas<text:span text:style-name="T7">)</text:span><text:span text:style-name="T10">;</text:span></text:p>
            <text:p text:style-name="P19"><text:s text:c="12"/><text:span text:style-name="T10">}</text:span><text:span text:style-name="T2">break</text:span><text:span text:style-name="T10">;</text:span></text:p>
            <text:p text:style-name="P19"><text:s text:c="12"/><text:span text:style-name="T2">case</text:span> <text:span text:style-name="T22">"Right"</text:span><text:span text:style-name="T7">:</text:span> <text:span text:style-name="T10">{</text:span></text:p>
            <text:p text:style-name="P19"><text:s text:c="16"/><text:span text:style-name="T2">super</text:span><text:span text:style-name="T7">.</text:span>x <text:span text:style-name="T7">+=</text:span><text:span text:style-name="T26">10</text:span><text:span text:style-name="T10">;</text:span></text:p>
            <text:p text:style-name="P19"><text:s text:c="16"/>repaint<text:span text:style-name="T7">(</text:span>savedX<text:span text:style-name="T7">,</text:span> <text:span text:style-name="T2">super</text:span><text:span text:style-name="T7">.</text:span>y<text:span text:style-name="T7">,</text:span>canvas<text:span text:style-name="T7">)</text:span><text:span text:style-name="T10">;</text:span></text:p>
            <text:p text:style-name="P19"><text:s text:c="12"/><text:span text:style-name="T10">}</text:span><text:span text:style-name="T2">break</text:span><text:span text:style-name="T10">;</text:span></text:p>
            <text:p text:style-name="P19"><text:s text:c="12"/><text:span text:style-name="T2">case</text:span> <text:span text:style-name="T22">"Up"</text:span><text:span text:style-name="T7">:</text:span> <text:span text:style-name="T10">{</text:span></text:p>
            <text:p text:style-name="P19"><text:s text:c="16"/><text:span text:style-name="T2">super</text:span><text:span text:style-name="T7">.</text:span>y <text:span text:style-name="T7">-=</text:span><text:span text:style-name="T26">10</text:span><text:span text:style-name="T10">;</text:span></text:p>
            <text:p text:style-name="P19"><text:s text:c="16"/>repaint<text:span text:style-name="T7">(</text:span><text:span text:style-name="T2">super</text:span><text:span text:style-name="T7">.</text:span>x<text:span text:style-name="T7">,</text:span> savedY<text:span text:style-name="T7">,</text:span>canvas<text:span text:style-name="T7">)</text:span><text:span text:style-name="T10">;</text:span></text:p>
            <text:p text:style-name="P19"><text:s text:c="12"/><text:span text:style-name="T10">}</text:span><text:span text:style-name="T2">break</text:span><text:span text:style-name="T10">;</text:span></text:p>
            <text:p text:style-name="P19"><text:s text:c="12"/><text:span text:style-name="T2">case</text:span> <text:span text:style-name="T22">"Down"</text:span><text:span text:style-name="T7">:</text:span><text:span text:style-name="T10">{</text:span></text:p>
            <text:p text:style-name="P19"><text:s text:c="16"/><text:span text:style-name="T2">super</text:span><text:span text:style-name="T7">.</text:span>y <text:span text:style-name="T7">+=</text:span><text:span text:style-name="T26">10</text:span><text:span text:style-name="T10">;</text:span></text:p>
            <text:p text:style-name="P19"><text:s text:c="16"/>repaint<text:span text:style-name="T7">(</text:span><text:span text:style-name="T2">super</text:span><text:span text:style-name="T7">.</text:span>x<text:span text:style-name="T7">,</text:span> savedY<text:span text:style-name="T7">,</text:span>canvas<text:span text:style-name="T7">)</text:span><text:span text:style-name="T10">;</text:span></text:p>
            <text:p text:style-name="P19"><text:s text:c="12"/><text:span text:style-name="T10">}</text:span><text:span text:style-name="T2">break</text:span><text:span text:style-name="T10">;</text:span></text:p>
            <text:p text:style-name="P19"><text:s text:c="8"/><text:span text:style-name="T10">}</text:span></text:p>
            <text:p text:style-name="P19"><text:s text:c="4"/><text:span text:style-name="T10">}</text:span></text:p>
            <text:p text:style-name="P28"/>
            <text:p text:style-name="P33"><text:s text:c="4"/><text:span text:style-name="T27">//</text:span><text:span text:style-name="T29">new Method setUpGraphics</text:span></text:p>
            <text:p text:style-name="P19"><text:s text:c="4"/><text:span text:style-name="T2">private</text:span> <text:span text:style-name="T18">void</text:span> repaint<text:span text:style-name="T7">(</text:span><text:span text:style-name="T18">int</text:span> x<text:span text:style-name="T7">,</text:span> <text:span text:style-name="T18">int</text:span> y<text:span text:style-name="T7">,</text:span> DrawCanvas canvas<text:span text:style-name="T7">)</text:span><text:span text:style-name="T10">{</text:span></text:p>
            <text:p text:style-name="P20"><text:s text:c="8"/><text:span text:style-name="T15">//Repaint only the affected areas, not the entire JFrame for efficiency</text:span></text:p>
            <text:p text:style-name="P20"><text:s text:c="8"/>canvas<text:span text:style-name="T7">.</text:span>repaint<text:span text:style-name="T7">(</text:span>x<text:span text:style-name="T7">,</text:span>y<text:span text:style-name="T7">,</text:span> Settings<text:span text:style-name="T7">.</text:span>PLAYER_WIDTH<text:span text:style-name="T7">,</text:span>Settings<text:span text:style-name="T7">.</text:span>PLAYER_HEIGHT<text:span text:style-name="T7">)</text:span><text:span text:style-name="T10">;</text:span></text:p>
            <text:p text:style-name="P20"><text:s text:c="8"/>canvas<text:span text:style-name="T7">.</text:span>repaint<text:span text:style-name="T7">(</text:span><text:span text:style-name="T2">super</text:span><text:span text:style-name="T7">.</text:span>x<text:span text:style-name="T7">,</text:span><text:span text:style-name="T2">super</text:span><text:span text:style-name="T7">.</text:span>y<text:span text:style-name="T7">,</text:span> Settings<text:span text:style-name="T7">.</text:span>PLAYER_WIDTH<text:span text:style-name="T7">,</text:span>Settings<text:span text:style-name="T7">.</text:span>PLAYER_HEIGHT<text:span text:style-name="T7">)</text:span><text:span text:style-name="T10">;</text:span></text:p>
            <text:p text:style-name="P19"><text:s text:c="4"/><text:span text:style-name="T10">}</text:span></text:p>
            <text:p text:style-name="P28"/>
            <text:p text:style-name="P48">}</text:p>
          </table:table-cell>
        </table:table-row>
      </table:table>
      <text:p text:style-name="P12"/>
      <text:p text:style-name="P45"><text:span text:style-name="T39">Fourth</text:span> Coding Video: <text:span text:style-name="T39">Border Collision and Adding an Enemy</text:span> </text:p>
      <text:p text:style-name="P42"/>
      <text:p text:style-name="P40">Sprite.java <text:s/><text:span text:style-name="T34">Update</text:span><text:span text:style-name="T40"> <text:s/>setupGraphics to be an abstract method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52"><text:span text:style-name="T2">public</text:span><text:span text:style-name="T24"> </text:span><text:span text:style-name="T2">abstract</text:span><text:span text:style-name="T24"> void setupGraphics()</text:span><text:span text:style-name="T7">;</text:span></text:p>
          </table:table-cell>
        </table:table-row>
      </table:table>
      <text:p text:style-name="P39"/>
      <text:p text:style-name="P39"/>
      <text:p text:style-name="P39">Player.java <text:s text:c="2"/><text:span text:style-name="T30">Update</text:span> → adding border collisions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0"><text:span text:style-name="T2"><text:s text:c="4"/>private</text:span> void repaint(int x, int y, DrawCanvas canvas)<text:span text:style-name="T10">{</text:span></text:p>
            <text:p text:style-name="P20"><text:s text:c="8"/><text:span text:style-name="T30">wallCollision</text:span><text:span text:style-name="T9">()</text:span><text:span text:style-name="T12">;</text:span></text:p>
            <text:p text:style-name="P20"><text:s text:c="8"/><text:span text:style-name="T15">//Repaint only the affected areas, not the entire JFrame for efficiency</text:span></text:p>
            <text:p text:style-name="P20"><text:s text:c="8"/>canvas<text:span text:style-name="T7">.</text:span>repaint<text:span text:style-name="T7">(</text:span>x<text:span text:style-name="T7">,</text:span>y<text:span text:style-name="T7">,</text:span> Settings<text:span text:style-name="T7">.</text:span>PLAYER_WIDTH<text:span text:style-name="T7">,</text:span>Settings<text:span text:style-name="T7">.</text:span>PLAYER_HEIGHT<text:span text:style-name="T7">)</text:span><text:span text:style-name="T10">;</text:span></text:p>
            <text:p text:style-name="P20"><text:s text:c="8"/>canvas<text:span text:style-name="T7">.</text:span>repaint<text:span text:style-name="T7">(</text:span><text:span text:style-name="T2">super</text:span><text:span text:style-name="T7">.</text:span>x<text:span text:style-name="T7">,</text:span><text:span text:style-name="T2">super</text:span><text:span text:style-name="T7">.</text:span>y<text:span text:style-name="T7">,</text:span> Settings<text:span text:style-name="T7">.</text:span>PLAYER_WIDTH<text:span text:style-name="T7">,</text:span>Settings<text:span text:style-name="T7">.</text:span>PLAYER_HEIGHT<text:span text:style-name="T7">)</text:span><text:span text:style-name="T10">;</text:span></text:p>
            <text:p text:style-name="P20"><text:s text:c="4"/><text:span text:style-name="T10">}</text:span></text:p>
            <text:p text:style-name="P29"/>
            <text:p text:style-name="P29"><text:s text:c="4"/><text:span text:style-name="T30">//</text:span><text:span text:style-name="T32">New Method</text:span></text:p>
            <text:p text:style-name="P20"><text:s text:c="4"/><text:span text:style-name="T2">private</text:span> void wallCollision()<text:span text:style-name="T10">{</text:span></text:p>
            <text:p text:style-name="P20"><text:s text:c="8"/><text:span text:style-name="T2">if</text:span><text:span text:style-name="T7">(</text:span><text:span text:style-name="T2">super</text:span><text:span text:style-name="T7">.</text:span>y <text:span text:style-name="T7">&gt;</text:span> Settings<text:span text:style-name="T7">.</text:span>CANVAS_HEIGHT<text:span text:style-name="T7">-</text:span>Settings<text:span text:style-name="T7">.</text:span>PLAYER_HEIGHT<text:span text:style-name="T7">)</text:span></text:p>
            <text:p text:style-name="P20"><text:s text:c="12"/><text:span text:style-name="T2">super</text:span><text:span text:style-name="T7">.</text:span>y <text:span text:style-name="T7">=</text:span> Settings<text:span text:style-name="T7">.</text:span>CANVAS_HEIGHT<text:span text:style-name="T7">-</text:span>Settings<text:span text:style-name="T7">.</text:span>PLAYER_HEIGHT<text:span text:style-name="T10">;</text:span></text:p>
            <text:p text:style-name="P20"><text:s text:c="8"/><text:span text:style-name="T2">if</text:span><text:span text:style-name="T7">(</text:span><text:span text:style-name="T2">super</text:span><text:span text:style-name="T7">.</text:span>y <text:span text:style-name="T7">&lt;</text:span> <text:span text:style-name="T26">0</text:span><text:span text:style-name="T7">)</text:span></text:p>
            <text:p text:style-name="P20"><text:s text:c="12"/><text:span text:style-name="T2">super</text:span><text:span text:style-name="T7">.</text:span>y <text:span text:style-name="T7">=</text:span> <text:span text:style-name="T26">0</text:span><text:span text:style-name="T10">;</text:span></text:p>
            <text:p text:style-name="P20"><text:s text:c="8"/><text:span text:style-name="T2">if</text:span><text:span text:style-name="T7">(</text:span><text:span text:style-name="T2">super</text:span><text:span text:style-name="T7">.</text:span>x<text:span text:style-name="T7">&gt;</text:span>Settings<text:span text:style-name="T7">.</text:span>CANVAS_WIDTH<text:span text:style-name="T7">-</text:span>Settings<text:span text:style-name="T7">.</text:span>PLAYER_WIDTH<text:span text:style-name="T7">)</text:span></text:p>
            <text:p text:style-name="P20"><text:s text:c="12"/><text:span text:style-name="T2">super</text:span><text:span text:style-name="T7">.</text:span>x<text:span text:style-name="T7">=</text:span>Settings<text:span text:style-name="T7">.</text:span>CANVAS_WIDTH<text:span text:style-name="T7">-</text:span>Settings<text:span text:style-name="T7">.</text:span>PLAYER_WIDTH<text:span text:style-name="T10">;</text:span></text:p>
            <text:p text:style-name="P20"><text:s text:c="8"/><text:span text:style-name="T2">if</text:span><text:span text:style-name="T7">(</text:span><text:span text:style-name="T2">super</text:span><text:span text:style-name="T7">.</text:span>x <text:span text:style-name="T7">&lt;</text:span> <text:span text:style-name="T26">0</text:span><text:span text:style-name="T7">)</text:span></text:p>
            <text:p text:style-name="P20"><text:s text:c="12"/><text:span text:style-name="T2">super</text:span><text:span text:style-name="T7">.</text:span>x<text:span text:style-name="T7">=</text:span><text:span text:style-name="T26">0</text:span><text:span text:style-name="T10">;</text:span></text:p>
            <text:p text:style-name="P49"><text:span text:style-name="T24"><text:s text:c="4"/></text:span><text:span text:style-name="T10">}</text:span></text:p>
          </table:table-cell>
        </table:table-row>
      </table:table>
      <text:p text:style-name="P39"/>
      <text:p text:style-name="P39"/>
      <text:p text:style-name="P40">Enemy.java <text:s/><text:span text:style-name="T30">New Class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0"><text:span text:style-name="T2">import</text:span><text:span text:style-name="T6"> java</text:span><text:span text:style-name="T7">.</text:span><text:span text:style-name="T6">awt</text:span><text:span text:style-name="T7">.</text:span><text:span text:style-name="T2">*</text:span><text:span text:style-name="T10">;</text:span> <text:s/><text:span text:style-name="T15">// Using awt's graphics and Color functions</text:span></text:p>
            <text:p text:style-name="P20"><text:span text:style-name="T2">import</text:span><text:span text:style-name="T6"> java</text:span><text:span text:style-name="T7">.</text:span><text:span text:style-name="T6">awt</text:span><text:span text:style-name="T7">.</text:span><text:span text:style-name="T6">Graphics</text:span><text:span text:style-name="T10">;</text:span></text:p>
            <text:p text:style-name="P20"><text:span text:style-name="T2">import</text:span><text:span text:style-name="T6"> java</text:span><text:span text:style-name="T7">.</text:span><text:span text:style-name="T6">awt</text:span><text:span text:style-name="T7">.</text:span><text:span text:style-name="T6">event</text:span><text:span text:style-name="T7">.</text:span><text:span text:style-name="T6">KeyEvent</text:span><text:span text:style-name="T10">;</text:span></text:p>
            <text:p text:style-name="P20"><text:span text:style-name="T2">import</text:span><text:span text:style-name="T6"> java</text:span><text:span text:style-name="T7">.</text:span><text:span text:style-name="T6">net</text:span><text:span text:style-name="T7">.</text:span><text:span text:style-name="T6">URL</text:span><text:span text:style-name="T10">;</text:span></text:p>
            <text:p text:style-name="P20"><text:span text:style-name="T2">import</text:span><text:span text:style-name="T6"> javax</text:span><text:span text:style-name="T7">.</text:span><text:span text:style-name="T6">swing</text:span><text:span text:style-name="T7">.</text:span><text:span text:style-name="T2">*</text:span><text:span text:style-name="T10">;</text:span></text:p>
            <text:p text:style-name="P20"><text:span text:style-name="T2">import</text:span><text:span text:style-name="T6"> java</text:span><text:span text:style-name="T7">.</text:span><text:span text:style-name="T6">util</text:span><text:span text:style-name="T7">.</text:span><text:span text:style-name="T6">Random</text:span><text:span text:style-name="T10">;</text:span></text:p>
            <text:p text:style-name="P29"/>
            <text:p text:style-name="P20"><text:span text:style-name="T2">public</text:span> <text:span text:style-name="T2">class</text:span> Enemy <text:span text:style-name="T2">extends</text:span> Sprite<text:span text:style-name="T10">{</text:span></text:p>
            <text:p text:style-name="P29"/>
            <text:p text:style-name="P20"><text:s text:c="4"/><text:span text:style-name="T2">private</text:span> <text:span text:style-name="T2">static</text:span> <text:span text:style-name="T2">final</text:span> <text:span text:style-name="T18">int</text:span> X <text:span text:style-name="T7">=</text:span> <text:span text:style-name="T26">0</text:span><text:span text:style-name="T10">;</text:span></text:p>
            <text:p text:style-name="P20"><text:s text:c="4"/><text:span text:style-name="T2">private</text:span> <text:span text:style-name="T2">static</text:span> <text:span text:style-name="T2">final</text:span> <text:span text:style-name="T18">int</text:span> Y <text:span text:style-name="T7">=</text:span> <text:span text:style-name="T26">1</text:span><text:span text:style-name="T10">;</text:span></text:p>
            <text:p text:style-name="P20"><text:s text:c="4"/><text:span text:style-name="T2">private</text:span> <text:span text:style-name="T2">static</text:span> <text:span text:style-name="T19">Random</text:span> dice <text:span text:style-name="T7">=</text:span> <text:span text:style-name="T2">new</text:span> <text:span text:style-name="T19">Random</text:span><text:span text:style-name="T7">()</text:span><text:span text:style-name="T10">;</text:span></text:p>
            <text:p text:style-name="P29"/>
            <text:p text:style-name="P20"><text:s text:c="4"/><text:span text:style-name="T2">public</text:span> <text:span text:style-name="T2">static</text:span> Enemy generateEnemy<text:span text:style-name="T7">()</text:span><text:span text:style-name="T10">{</text:span></text:p>
            <text:p text:style-name="P20"><text:s text:c="8"/><text:span text:style-name="T18">int</text:span> randomX <text:span text:style-name="T7">=</text:span> <text:s/>dice<text:span text:style-name="T7">.</text:span>nextInt<text:span text:style-name="T7">(</text:span>Settings<text:span text:style-name="T7">.</text:span>CANVAS_WIDTH<text:span text:style-name="T7">)</text:span><text:span text:style-name="T10">;</text:span></text:p>
            <text:p text:style-name="P20"><text:s text:c="8"/><text:span text:style-name="T18">int</text:span> randomY <text:span text:style-name="T7">=</text:span> dice<text:span text:style-name="T7">.</text:span>nextInt<text:span text:style-name="T7">(</text:span>Settings<text:span text:style-name="T7">.</text:span>CANVAS_HEIGHT<text:span text:style-name="T7">)</text:span><text:span text:style-name="T10">;</text:span></text:p>
            <text:p text:style-name="P20"><text:s text:c="8"/><text:span text:style-name="T18">int</text:span><text:span text:style-name="T7">[]</text:span> coord <text:span text:style-name="T7">=</text:span> evaluateLocation<text:span text:style-name="T7">(</text:span>randomX<text:span text:style-name="T7">,</text:span> randomY<text:span text:style-name="T7">)</text:span><text:span text:style-name="T10">;</text:span></text:p>
            <text:p text:style-name="P20"><text:s text:c="8"/><text:span text:style-name="T2">return</text:span> <text:span text:style-name="T2">new</text:span> Enemy<text:span text:style-name="T7">(</text:span>coord<text:span text:style-name="T7">[</text:span>X<text:span text:style-name="T7">],</text:span>coord<text:span text:style-name="T7">[</text:span>Y<text:span text:style-name="T7">],</text:span>Settings<text:span text:style-name="T7">.</text:span>ENEMY_WIDTH<text:span text:style-name="T7">,</text:span> Settings<text:span text:style-name="T7">.</text:span>ENEMY_HEIGHT<text:span text:style-name="T7">)</text:span><text:span text:style-name="T10">;</text:span></text:p>
            <text:p text:style-name="P20"><text:s text:c="4"/><text:span text:style-name="T10">}</text:span></text:p>
            <text:p text:style-name="P29"/>
            <text:p text:style-name="P20"><text:s text:c="4"/><text:span text:style-name="T15">//prevent enemy from spawning off of the map</text:span></text:p>
            <text:p text:style-name="P20"><text:s text:c="4"/><text:span text:style-name="T2">private</text:span> <text:span text:style-name="T2">static</text:span> <text:span text:style-name="T18">int</text:span><text:span text:style-name="T7">[]</text:span> evaluateLocation<text:span text:style-name="T7">(</text:span><text:span text:style-name="T18">int</text:span> x<text:span text:style-name="T7">,</text:span> <text:span text:style-name="T18">int</text:span> y<text:span text:style-name="T7">)</text:span><text:span text:style-name="T10">{</text:span></text:p>
            <text:p text:style-name="P20"><text:s text:c="8"/><text:span text:style-name="T2">if</text:span><text:span text:style-name="T7">(</text:span>x<text:span text:style-name="T7">&gt;</text:span>Settings<text:span text:style-name="T7">.</text:span>CANVAS_WIDTH<text:span text:style-name="T7">-</text:span>Settings<text:span text:style-name="T7">.</text:span>ENEMY_WIDTH<text:span text:style-name="T7">)</text:span><text:span text:style-name="T10">{</text:span></text:p>
            <text:p text:style-name="P20"><text:s text:c="12"/>x <text:span text:style-name="T7">=</text:span> Settings<text:span text:style-name="T7">.</text:span>CANVAS_WIDTH<text:span text:style-name="T7">-</text:span>Settings<text:span text:style-name="T7">.</text:span>ENEMY_WIDTH<text:span text:style-name="T10">;</text:span></text:p>
            <text:p text:style-name="P20"><text:s text:c="8"/><text:span text:style-name="T10">}</text:span></text:p>
            <text:p text:style-name="P20"><text:s text:c="8"/><text:span text:style-name="T2">if</text:span><text:span text:style-name="T7">(</text:span>y<text:span text:style-name="T7">&gt;</text:span>Settings<text:span text:style-name="T7">.</text:span>CANVAS_HEIGHT<text:span text:style-name="T7">-</text:span>Settings<text:span text:style-name="T7">.</text:span>ENEMY_HEIGHT<text:span text:style-name="T7">)</text:span><text:span text:style-name="T10">{</text:span></text:p>
            <text:p text:style-name="P20"><text:s text:c="12"/>y <text:span text:style-name="T7">=</text:span> Settings<text:span text:style-name="T7">.</text:span>CANVAS_HEIGHT<text:span text:style-name="T7">-</text:span>Settings<text:span text:style-name="T7">.</text:span>ENEMY_HEIGHT<text:span text:style-name="T10">;</text:span></text:p>
            <text:p text:style-name="P20"><text:s text:c="8"/><text:span text:style-name="T10">}</text:span></text:p>
            <text:p text:style-name="P20"><text:s text:c="8"/><text:span text:style-name="T18">int</text:span><text:span text:style-name="T7">[]</text:span> temp <text:span text:style-name="T7">=</text:span> <text:span text:style-name="T10">{</text:span>x<text:span text:style-name="T7">,</text:span>y<text:span text:style-name="T10">};</text:span></text:p>
            <text:p text:style-name="P20"><text:s text:c="8"/><text:span text:style-name="T2">return</text:span> temp<text:span text:style-name="T10">;</text:span></text:p>
            <text:p text:style-name="P20"><text:s text:c="4"/><text:span text:style-name="T10">}</text:span></text:p>
            <text:p text:style-name="P29"/>
            <text:p text:style-name="P29"><text:soft-page-break/></text:p>
            <text:p text:style-name="P20"><text:s text:c="4"/><text:span text:style-name="T2">public</text:span> Enemy<text:span text:style-name="T7">(</text:span><text:span text:style-name="T18">int</text:span> x<text:span text:style-name="T7">,</text:span> <text:span text:style-name="T18">int</text:span> y<text:span text:style-name="T7">,</text:span> <text:span text:style-name="T18">int</text:span> width<text:span text:style-name="T7">,</text:span> <text:span text:style-name="T18">int</text:span> height<text:span text:style-name="T7">)</text:span><text:span text:style-name="T10">{</text:span></text:p>
            <text:p text:style-name="P20"><text:s text:c="8"/><text:span text:style-name="T2">super</text:span><text:span text:style-name="T7">(</text:span>x<text:span text:style-name="T7">,</text:span>y<text:span text:style-name="T7">,</text:span>width<text:span text:style-name="T7">,</text:span>height<text:span text:style-name="T7">)</text:span><text:span text:style-name="T10">;</text:span></text:p>
            <text:p text:style-name="P20"><text:s text:c="8"/><text:span text:style-name="T2">super</text:span><text:span text:style-name="T7">.</text:span>bg_color <text:span text:style-name="T7">=</text:span> Settings<text:span text:style-name="T7">.</text:span>WHITE<text:span text:style-name="T10">;</text:span></text:p>
            <text:p text:style-name="P20"><text:s text:c="8"/>setupGraphics<text:span text:style-name="T7">()</text:span><text:span text:style-name="T10">;</text:span></text:p>
            <text:p text:style-name="P20"><text:s text:c="4"/><text:span text:style-name="T10">}</text:span></text:p>
            <text:p text:style-name="P29"/>
            <text:p text:style-name="P20"><text:s text:c="4"/><text:span text:style-name="T2">public</text:span> <text:span text:style-name="T18">void</text:span> paint<text:span text:style-name="T7">(</text:span>Graphics graphics<text:span text:style-name="T7">)</text:span><text:span text:style-name="T10">{</text:span></text:p>
            <text:p text:style-name="P20"><text:s text:c="8"/>graphics<text:span text:style-name="T7">.</text:span>setColor<text:span text:style-name="T7">(</text:span><text:span text:style-name="T2">super</text:span><text:span text:style-name="T7">.</text:span>bg_color<text:span text:style-name="T7">)</text:span><text:span text:style-name="T10">;</text:span></text:p>
            <text:p text:style-name="P20"><text:s text:c="8"/>graphics<text:span text:style-name="T7">.</text:span>fillRect<text:span text:style-name="T7">(</text:span>x<text:span text:style-name="T7">,</text:span> y<text:span text:style-name="T7">,</text:span> width<text:span text:style-name="T7">,</text:span> height<text:span text:style-name="T7">)</text:span><text:span text:style-name="T10">;</text:span></text:p>
            <text:p text:style-name="P20"><text:s text:c="8"/>graphics<text:span text:style-name="T7">.</text:span>drawImage<text:span text:style-name="T7">(</text:span><text:span text:style-name="T2">super</text:span><text:span text:style-name="T7">.</text:span>image<text:span text:style-name="T7">,</text:span>x<text:span text:style-name="T7">,</text:span>y<text:span text:style-name="T7">,</text:span><text:span text:style-name="T2">null</text:span><text:span text:style-name="T7">)</text:span><text:span text:style-name="T10">;</text:span></text:p>
            <text:p text:style-name="P20"><text:s text:c="4"/><text:span text:style-name="T10">}</text:span></text:p>
            <text:p text:style-name="P29"/>
            <text:p text:style-name="P20"><text:s text:c="4"/><text:span text:style-name="T2">public</text:span> <text:span text:style-name="T18">void</text:span> setupGraphics<text:span text:style-name="T7">()</text:span><text:span text:style-name="T10">{</text:span></text:p>
            <text:p text:style-name="P20"><text:s text:c="8"/>ImageIcon iconPlayer <text:span text:style-name="T7">=</text:span> <text:span text:style-name="T2">null</text:span><text:span text:style-name="T10">;</text:span></text:p>
            <text:p text:style-name="P20"><text:s text:c="8"/><text:span text:style-name="T19">URL</text:span> imgURL <text:span text:style-name="T7">=</text:span> getClass<text:span text:style-name="T7">().</text:span>getClassLoader<text:span text:style-name="T7">().</text:span>getResource<text:span text:style-name="T7">(</text:span>Settings<text:span text:style-name="T7">.</text:span>ENEMY_FILE_NAME<text:span text:style-name="T7">)</text:span><text:span text:style-name="T10">;</text:span></text:p>
            <text:p text:style-name="P20"><text:s text:c="8"/><text:span text:style-name="T2">if</text:span><text:span text:style-name="T7">(</text:span>imgURL <text:span text:style-name="T7">!=</text:span> <text:span text:style-name="T2">null</text:span><text:span text:style-name="T7">)</text:span><text:span text:style-name="T10">{</text:span></text:p>
            <text:p text:style-name="P20"><text:s text:c="12"/>iconPlayer <text:span text:style-name="T7">=</text:span> <text:span text:style-name="T2">new</text:span> ImageIcon<text:span text:style-name="T7">(</text:span>imgURL<text:span text:style-name="T7">)</text:span><text:span text:style-name="T10">;</text:span></text:p>
            <text:p text:style-name="P20"><text:s text:c="8"/><text:span text:style-name="T10">}</text:span><text:span text:style-name="T2">else</text:span><text:span text:style-name="T10">{</text:span></text:p>
            <text:p text:style-name="P20"><text:s text:c="12"/><text:span text:style-name="T19">System</text:span><text:span text:style-name="T7">.</text:span>err<text:span text:style-name="T7">.</text:span>println<text:span text:style-name="T7">(</text:span><text:span text:style-name="T22">"Couldn't find file: "</text:span><text:span text:style-name="T7">+</text:span> Settings<text:span text:style-name="T7">.</text:span>ENEMY_FILE_NAME<text:span text:style-name="T7">)</text:span><text:span text:style-name="T10">;</text:span></text:p>
            <text:p text:style-name="P20"><text:s text:c="8"/><text:span text:style-name="T10">}</text:span></text:p>
            <text:p text:style-name="P20"><text:s text:c="8"/><text:span text:style-name="T2">super</text:span><text:span text:style-name="T7">.</text:span>image <text:span text:style-name="T7">=</text:span> iconPlayer<text:span text:style-name="T7">.</text:span>getImage<text:span text:style-name="T7">()</text:span><text:span text:style-name="T10">;</text:span></text:p>
            <text:p text:style-name="P20"><text:s text:c="4"/><text:span text:style-name="T10">}</text:span></text:p>
            <text:p text:style-name="P29"/>
            <text:p text:style-name="P49"><text:span text:style-name="T10">}</text:span></text:p>
          </table:table-cell>
        </table:table-row>
      </table:table>
      <text:p text:style-name="P40"/>
      <text:p text:style-name="P40"/>
      <text:p text:style-name="P41">Settings.java <text:s text:c="2"/>Update <text:s/>→ Enemy Constants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46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2:58:19.771468758</meta:creation-date>
    <meta:generator>LibreOffice/6.0.7.3$Linux_X86_64 LibreOffice_project/00m0$Build-3</meta:generator>
    <dc:date>2020-06-10T12:44:47.926712153</dc:date>
    <meta:editing-duration>PT42M47S</meta:editing-duration>
    <meta:editing-cycles>6</meta:editing-cycles>
    <meta:document-statistic meta:table-count="16" meta:image-count="0" meta:object-count="0" meta:page-count="8" meta:paragraph-count="311" meta:word-count="1030" meta:character-count="10782" meta:non-whitespace-character-count="8184"/>
  </office:meta>
</office:document-meta>
</file>